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44444" style:font-name="Liberation Mono" fo:font-size="11.5pt" fo:letter-spacing="normal" fo:font-style="normal" fo:font-weight="normal" officeooo:paragraph-rsid="001e28fd" style:font-size-asian="11.5pt" style:font-style-asian="normal" style:font-weight-asian="normal"/>
    </style:style>
    <style:style style:name="P2" style:family="paragraph" style:parent-style-name="Standard">
      <style:text-properties fo:font-variant="normal" fo:text-transform="none" fo:color="#444444" style:font-name="Roboto" fo:font-size="11.5pt" fo:letter-spacing="normal" fo:font-style="normal" fo:font-weight="normal" officeooo:paragraph-rsid="001e28fd" style:font-size-asian="11.5pt" style:font-style-asian="normal" style:font-weight-asian="normal" style:font-weight-complex="normal"/>
    </style:style>
    <style:style style:name="P3" style:family="paragraph" style:parent-style-name="Standard">
      <style:text-properties officeooo:paragraph-rsid="001e28fd"/>
    </style:style>
    <style:style style:name="P4" style:family="paragraph" style:parent-style-name="Standard" style:master-page-name="Standard">
      <style:paragraph-properties style:page-number="auto"/>
      <style:text-properties officeooo:paragraph-rsid="001e28fd"/>
    </style:style>
    <style:style style:name="P5" style:family="paragraph" style:parent-style-name="Text_20_body">
      <style:paragraph-properties fo:margin-top="0cm" fo:margin-bottom="0.247cm" loext:contextual-spacing="false"/>
      <style:text-properties officeooo:paragraph-rsid="001e28f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ART 1</text:span></text:p>
      <text:p text:style-name="P3"/>
      <text:p text:style-name="P3">Marks: 10 (2 marks each )</text:p>
      <text:p text:style-name="P3"/>
      <text:p text:style-name="P3">Find the time complexity of the below functions in Θ form. Write NA if the function does not</text:p>
      <text:p text:style-name="P3">apply to any case.</text:p>
      <text:p text:style-name="P3"/>
      <text:p text:style-name="P3">a) T (n) = 3T (n/2) + n</text:p>
      <text:p text:style-name="P3"/>
      <text:p text:style-name="P3"><text:span text:style-name="T1">Solution</text:span>: This recurrence can be solved using <text:span text:style-name="T1">case 1</text:span> of <text:span text:style-name="T1">master-theorem</text:span> and the time complexity of T (n) = 3T (n/2) + n <text:s/>can be written as <text:span text:style-name="T1">T (n) = Θ(n lg 3 )</text:span> </text:p>
      <text:p text:style-name="P3"/>
      <text:p text:style-name="P3">b) T (n) = 64T (n/8) − n^2(log n)</text:p>
      <text:p text:style-name="P3"/>
      <text:p text:style-name="P3"><text:span text:style-name="T1">Solution</text:span>: we have a =64, b= 8, f(n)= -n^2(logn). Since the combination <text:s/>time i.e f(n)= -n^2(logn) is not positive , we can’t solve this recurrence using master’s theorm. (<text:span text:style-name="T1">NA</text:span>)</text:p>
      <text:p text:style-name="P3"/>
      <text:p text:style-name="P3">However, the time complexity can be achieved using Akra-Bazzi Method, but we can’t mention the solution as it’s instructed that the methods other than master theorem wouldn’t be accepted. </text:p>
      <text:p text:style-name="P3"/>
      <text:p text:style-name="P3"/>
      <text:p text:style-name="P3">c) T (n) = 2nT (n/2) + n^n</text:p>
      <text:p text:style-name="P3"/>
      <text:p text:style-name="P3"><text:span text:style-name="T1">Solution</text:span>: Master Theorem can’t be applied here: ( ‘a’ is not constant) <text:s/>(<text:span text:style-name="T1">NA</text:span>)</text:p>
      <text:p text:style-name="P3"/>
      <text:p text:style-name="P3"/>
      <text:p text:style-name="P3">d) T (n) = 3T (n/3) + n/2</text:p>
      <text:p text:style-name="P3"/>
      <text:p text:style-name="P3"><text:span text:style-name="T1">Solution</text:span>: <text:s/>Here case 2 of the master theorem can be applied and the time complexity can be written as <text:span text:style-name="T1">T (n) = Θ(n log n)</text:span> </text:p>
      <text:p text:style-name="P3"/>
      <text:p text:style-name="P3"/>
      <text:p text:style-name="P3">e) T (n) = 7T (n/3) + n^2 </text:p>
      <text:p text:style-name="P3"/>
      <text:p text:style-name="P3"><text:span text:style-name="T1">Solution</text:span>: Here case 3 of Master Theorem is applicable and the time complexity is:</text:p>
      <text:p text:style-name="P3"><text:span text:style-name="T1">T (n) = Θ(n 2 )</text:span> </text:p>
      <text:p text:style-name="P1"/>
      <text:p text:style-name="P1"/>
      <text:p text:style-name="P1"/>
      <text:p text:style-name="P2"/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11:11:11.477307240</meta:creation-date>
    <dc:date>2021-12-27T11:12:01.703978684</dc:date>
    <meta:editing-duration>PT50S</meta:editing-duration>
    <meta:editing-cycles>1</meta:editing-cycles>
    <meta:document-statistic meta:table-count="0" meta:image-count="0" meta:object-count="0" meta:page-count="1" meta:paragraph-count="17" meta:word-count="221" meta:character-count="1088" meta:non-whitespace-character-count="873"/>
    <meta:generator>LibreOffice/6.0.7.3$Linux_X86_64 LibreOffice_project/00m0$Build-3</meta:generator>
  </office:meta>
</office:document-meta>
</file>